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30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" fo:font-size="10pt" fo:language="es" fo:country="MX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s" fo:country="MX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Inventario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SKU</text:p>
          </table:table-cell>
          <table:table-cell table:style-name="ce1" office:value-type="string" calcext:value-type="string">
            <text:p>LINEA</text:p>
          </table:table-cell>
          <table:table-cell table:style-name="ce1" office:value-type="string" calcext:value-type="string">
            <text:p>GENERICO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STOCK</text:p>
          </table:table-cell>
        </table:table-row>
        <table:table-row table:style-name="ro1">
          <table:table-cell office:value-type="float" office:value="508748" calcext:value-type="float">
            <text:p>508748</text:p>
          </table:table-cell>
          <table:table-cell office:value-type="string" calcext:value-type="string">
            <text:p>AJ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RENZADO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08749" calcext:value-type="float">
            <text:p>508749</text:p>
          </table:table-cell>
          <table:table-cell office:value-type="string" calcext:value-type="string">
            <text:p>AJ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RENZADO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08752" calcext:value-type="float">
            <text:p>508752</text:p>
          </table:table-cell>
          <table:table-cell office:value-type="string" calcext:value-type="string">
            <text:p>AJ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RDON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8753" calcext:value-type="float">
            <text:p>508753</text:p>
          </table:table-cell>
          <table:table-cell office:value-type="string" calcext:value-type="string">
            <text:p>AJ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RENZADO TIPO PIEL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508754" calcext:value-type="float">
            <text:p>508754</text:p>
          </table:table-cell>
          <table:table-cell office:value-type="string" calcext:value-type="string">
            <text:p>AJ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RENZADO TIPO PIEL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08755" calcext:value-type="float">
            <text:p>508755</text:p>
          </table:table-cell>
          <table:table-cell office:value-type="string" calcext:value-type="string">
            <text:p>AJ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PKMEX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508756" calcext:value-type="float">
            <text:p>508756</text:p>
          </table:table-cell>
          <table:table-cell office:value-type="string" calcext:value-type="string">
            <text:p>AJ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PKMEX</text:p>
          </table:table-cell>
          <table:table-cell table:style-name="ce3"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508757" calcext:value-type="float">
            <text:p>508757</text:p>
          </table:table-cell>
          <table:table-cell office:value-type="string" calcext:value-type="string">
            <text:p>AJ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PKMEX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49219" calcext:value-type="float">
            <text:p>549219</text:p>
          </table:table-cell>
          <table:table-cell office:value-type="string" calcext:value-type="string">
            <text:p>AJ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IJ012</text:p>
          </table:table-cell>
          <table:table-cell office:value-type="float" office:value="315" calcext:value-type="float">
            <text:p>315</text:p>
          </table:table-cell>
        </table:table-row>
      </table:table>
      <table:table table:name="Ubicaciones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UBICACION</text:p>
          </table:table-cell>
          <table:table-cell table:style-name="ce1" office:value-type="string" calcext:value-type="string">
            <text:p>SKU</text:p>
          </table:table-cell>
          <table:table-cell table:style-name="ce1" office:value-type="string" calcext:value-type="string">
            <text:p>PASILLO</text:p>
          </table:table-cell>
          <table:table-cell table:style-name="ce1" office:value-type="string" calcext:value-type="string">
            <text:p>RACK</text:p>
          </table:table-cell>
          <table:table-cell table:style-name="ce1" office:value-type="string" calcext:value-type="string">
            <text:p>COLUMNA</text:p>
          </table:table-cell>
          <table:table-cell table:style-name="ce1" office:value-type="string" calcext:value-type="string">
            <text:p>NIVEL</text:p>
          </table:table-cell>
        </table:table-row>
        <table:table-row table:style-name="ro1">
          <table:table-cell office:value-type="string" calcext:value-type="string">
            <text:p>A.01.01.02</text:p>
          </table:table-cell>
          <table:table-cell office:value-type="float" office:value="508748" calcext:value-type="float">
            <text:p>50874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.01.01.03</text:p>
          </table:table-cell>
          <table:table-cell office:value-type="float" office:value="508749" calcext:value-type="float">
            <text:p>50874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.01.01.04</text:p>
          </table:table-cell>
          <table:table-cell office:value-type="float" office:value="508752" calcext:value-type="float">
            <text:p>50875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.01.01.05</text:p>
          </table:table-cell>
          <table:table-cell office:value-type="float" office:value="508753" calcext:value-type="float">
            <text:p>50875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.01.01.06</text:p>
          </table:table-cell>
          <table:table-cell office:value-type="float" office:value="508754" calcext:value-type="float">
            <text:p>50875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.01.01.07</text:p>
          </table:table-cell>
          <table:table-cell office:value-type="float" office:value="508755" calcext:value-type="float">
            <text:p>50875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.01.01.08</text:p>
          </table:table-cell>
          <table:table-cell office:value-type="float" office:value="508756" calcext:value-type="float">
            <text:p>50875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.01.02.02</text:p>
          </table:table-cell>
          <table:table-cell office:value-type="float" office:value="508757" calcext:value-type="float">
            <text:p>50875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.01.02.03</text:p>
          </table:table-cell>
          <table:table-cell office:value-type="float" office:value="549219" calcext:value-type="float">
            <text:p>549219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table table:name="ControlDistribucion" table:style-name="ta1">
        <table:table-column table:style-name="co1" table:number-columns-repeated="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 table:style-name="ce4" office:value-type="string" calcext:value-type="string">
            <text:p>ALMACEN</text:p>
          </table:table-cell>
          <table:table-cell table:style-name="ce4" office:value-type="string" calcext:value-type="string">
            <text:p>SKU</text:p>
          </table:table-cell>
          <table:table-cell table:style-name="ce4" office:value-type="string" calcext:value-type="string">
            <text:p>CONTROL_DIST</text:p>
          </table:table-cell>
          <table:table-cell table:style-name="ce4" office:value-type="string" calcext:value-type="string">
            <text:p>CANT_CONTROL</text:p>
          </table:table-cell>
        </table:table-row>
        <table:table-row table:style-name="ro1">
          <table:table-cell office:value-type="float" office:value="12063" calcext:value-type="float">
            <text:p>12063</text:p>
          </table:table-cell>
          <table:table-cell office:value-type="float" office:value="221748" calcext:value-type="float">
            <text:p>221748</text:p>
          </table:table-cell>
          <table:table-cell office:value-type="float" office:value="29781" calcext:value-type="float">
            <text:p>2978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063" calcext:value-type="float">
            <text:p>12063</text:p>
          </table:table-cell>
          <table:table-cell office:value-type="float" office:value="506974" calcext:value-type="float">
            <text:p>506974</text:p>
          </table:table-cell>
          <table:table-cell office:value-type="float" office:value="29781" calcext:value-type="float">
            <text:p>29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63" calcext:value-type="float">
            <text:p>12063</text:p>
          </table:table-cell>
          <table:table-cell office:value-type="float" office:value="508242" calcext:value-type="float">
            <text:p>508242</text:p>
          </table:table-cell>
          <table:table-cell office:value-type="float" office:value="29781" calcext:value-type="float">
            <text:p>29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63" calcext:value-type="float">
            <text:p>12063</text:p>
          </table:table-cell>
          <table:table-cell office:value-type="float" office:value="508250" calcext:value-type="float">
            <text:p>508250</text:p>
          </table:table-cell>
          <table:table-cell office:value-type="float" office:value="29781" calcext:value-type="float">
            <text:p>29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63" calcext:value-type="float">
            <text:p>12063</text:p>
          </table:table-cell>
          <table:table-cell office:value-type="float" office:value="508252" calcext:value-type="float">
            <text:p>508252</text:p>
          </table:table-cell>
          <table:table-cell office:value-type="float" office:value="29781" calcext:value-type="float">
            <text:p>29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63" calcext:value-type="float">
            <text:p>12063</text:p>
          </table:table-cell>
          <table:table-cell office:value-type="float" office:value="508256" calcext:value-type="float">
            <text:p>508256</text:p>
          </table:table-cell>
          <table:table-cell office:value-type="float" office:value="29781" calcext:value-type="float">
            <text:p>29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88" calcext:value-type="float">
            <text:p>12088</text:p>
          </table:table-cell>
          <table:table-cell office:value-type="float" office:value="5669" calcext:value-type="float">
            <text:p>5669</text:p>
          </table:table-cell>
          <table:table-cell office:value-type="float" office:value="29781" calcext:value-type="float">
            <text:p>29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88" calcext:value-type="float">
            <text:p>12088</text:p>
          </table:table-cell>
          <table:table-cell office:value-type="float" office:value="221748" calcext:value-type="float">
            <text:p>221748</text:p>
          </table:table-cell>
          <table:table-cell office:value-type="float" office:value="29781" calcext:value-type="float">
            <text:p>2978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089" calcext:value-type="float">
            <text:p>12089</text:p>
          </table:table-cell>
          <table:table-cell office:value-type="float" office:value="221748" calcext:value-type="float">
            <text:p>221748</text:p>
          </table:table-cell>
          <table:table-cell office:value-type="float" office:value="29781" calcext:value-type="float">
            <text:p>29781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3">00/00/0000</text:date>, <text:time style:data-style-name="N2" text:time-value="23:50:51.3665049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6:59:03.669162976</meta:creation-date>
    <dc:date>2021-01-13T23:51:48.463188469</dc:date>
    <meta:editing-duration>PT9M31S</meta:editing-duration>
    <meta:editing-cycles>2</meta:editing-cycles>
    <meta:generator>LibreOffice/5.1.6.2$Linux_X86_64 LibreOffice_project/10m0$Build-2</meta:generator>
    <meta:document-statistic meta:table-count="3" meta:cell-count="150" meta:object-count="0"/>
  </office:meta>
</office:document-meta>
</file>